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Element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Element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entElement.createFromXml( Element roo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rentElement.ParentElement( String href , String se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Element.ge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